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2" fo:orphans="2" fo:break-before="page" fo:text-align="justify" fo:text-indent="-0.25in"/>
    </style:style>
    <style:style style:name="T2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3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4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5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6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7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8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9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10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11" style:parent-style-name="Fuentedepárrafopredeter." style:family="text">
      <style:text-properties style:font-name-complex="Tahoma" style:use-window-font-color="true" style:letter-kerning="true" fo:font-size="11.5pt" style:font-size-asian="11.5pt" style:font-size-complex="11.5pt" fo:language="en" fo:country="US" style:language-complex="en" style:country-complex="US"/>
    </style:style>
    <style:style style:name="T12" style:parent-style-name="Fuentedepárrafopredeter." style:family="text">
      <style:text-properties fo:font-size="11.5pt" style:font-size-asian="11.5pt" style:font-size-complex="11.5pt"/>
    </style:style>
    <style:style style:name="P13" style:parent-style-name="Default" style:list-style-name="LFO1" style:family="paragraph">
      <style:text-properties fo:font-size="11.5pt" style:font-size-asian="11.5pt" style:font-size-complex="11.5pt"/>
    </style:style>
    <style:style style:name="P14" style:parent-style-name="Default" style:list-style-name="LFO1" style:family="paragraph">
      <style:text-properties fo:font-size="11.5pt" style:font-size-asian="11.5pt" style:font-size-complex="11.5pt"/>
    </style:style>
    <style:style style:name="P15" style:parent-style-name="Default" style:list-style-name="LFO1" style:family="paragraph">
      <style:text-properties fo:font-size="11.5pt" style:font-size-asian="11.5pt" style:font-size-complex="11.5pt"/>
    </style:style>
    <style:style style:name="P16" style:parent-style-name="Default" style:list-style-name="LFO1" style:family="paragraph"/>
    <style:style style:name="T17" style:parent-style-name="Fuentedepárrafopredeter." style:family="text">
      <style:text-properties fo:font-size="11.5pt" style:font-size-asian="11.5pt" style:font-size-complex="11.5pt"/>
    </style:style>
  </office:automatic-styles>
  <office:body>
    <office:text text:use-soft-page-breaks="true">
      <text:p text:style-name="P1"/>
      <text:p text:style-name="Default"><text:span text:style-name="T2">Realizar un prog</text:span><text:span text:style-name="T3">rama/aplicación en C# usando<text:s/></text:span><text:span text:style-name="T4">"</text:span><text:span text:style-name="T5">While</text:span><text:span text:style-name="T6">"</text:span><text:span text:style-name="T7">,<text:s/></text:span><text:span text:style-name="T8">"</text:span><text:span text:style-name="T9">DO…While</text:span><text:span text:style-name="T10">"</text:span><text:span text:style-name="T11">,“For”, “Switch”, “If”, donde sea necesario, <text:s/>que almacene en un<text:s/></text:span><text:span text:style-name="T12">array/matriz/vector 10 números pedidos por teclado. Además se deberá mostrar un menú, que se irá repitiendo hasta que el usuario desee salir de la aplicación, que contendrá <text:s/>las siguientes opciones:</text:span></text:p>
      <text:list text:style-name="LFO1" text:continue-numbering="true">
        <text:list-item>
          <text:p text:style-name="P13">Operación a realizar (Suma, Resta, y Multiplicación, de todos<text:s/>los<text:s/>elementos).</text:p>
        </text:list-item>
        <text:list-item>
          <text:p text:style-name="P14">Operación parcial (pedirá 2 posiciones de dicho vector y una operación(+ , -, *, /), y a continuación realizará la operación seleccionada con los números que estén en esas dos posiciones).</text:p>
        </text:list-item>
        <text:list-item>
          <text:p text:style-name="P15">Ver matriz de resultados (Mostrará todos los resultados de todas las operaciones que se hayan ido calculando<text:s/>desde la ejecución de la aplicación, que previamente se habrán ido guardando en otra matriz resultados).</text:p>
        </text:list-item>
        <text:list-item>
          <text:p text:style-name="P16"><text:span text:style-name="T17">Salir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-complex="Times New Roman" fo:color="#000000" style:letter-kerning="false" fo:language="es" fo:country="E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than</dc:creator>
    <meta:creation-date>2009-04-16T11:32:00Z</meta:creation-date>
    <dc:date>2018-03-09T17:10:00Z</dc:date>
    <meta:template xlink:href="Normal.dotm" xlink:type="simple"/>
    <meta:editing-cycles>11</meta:editing-cycles>
    <meta:editing-duration>PT91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25" meta:character-count="816" meta:row-count="5" meta:non-whitespace-character-count="692"/>
  </office:meta>
</office:document-meta>
</file>